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2" style:family="graphic" style:parent-style-name="standard">
      <style:graphic-properties draw:stroke="none" svg:stroke-color="#000000" draw:fill="none" draw:fill-color="#ffffff" fo:min-height="8.2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2.6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84cm" fo:min-width="4.538cm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draw:stroke="dash" draw:stroke-dash="Dashed_20__28_var_29_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draw:stroke="dash" draw:stroke-dash="Dashed_20__28_var_29_"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6pt"/>
    </style:style>
    <style:style style:name="P3" style:family="paragraph">
      <loext:graphic-properties draw:fill="none" draw:fill-color="#ffffff"/>
      <style:paragraph-properties style:writing-mode="lr-tb"/>
      <style:text-properties fo:font-size="72pt"/>
    </style:style>
    <style:style style:name="P4" style:family="paragraph">
      <style:text-properties fo:color="#2a6099" fo:font-size="36pt" fo:font-weight="bold" style:font-size-asian="36pt" style:font-size-complex="36pt"/>
    </style:style>
    <style:style style:name="P5" style:family="paragraph">
      <loext:graphic-properties draw:fill="none" draw:fill-color="#ffffff"/>
      <style:paragraph-properties style:writing-mode="lr-tb"/>
      <style:text-properties fo:color="#2a6099" fo:font-size="36pt" fo:font-weight="bold" style:font-size-asian="36pt" style:font-size-complex="36pt"/>
    </style:style>
    <style:style style:name="P6" style:family="paragraph">
      <style:text-properties fo:color="#00a933" fo:font-size="36pt" fo:font-weight="bold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36pt" style:font-size-complex="36pt"/>
    </style:style>
    <style:style style:name="P8" style:family="paragraph">
      <style:text-properties fo:color="#c9211e" fo:font-size="36pt" fo:font-weight="bold" style:font-size-asian="36pt" style:font-size-complex="36pt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96pt"/>
    </style:style>
    <style:style style:name="T2" style:family="text">
      <style:text-properties fo:font-size="7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1.973cm" svg:height="8.509cm" svg:x="1.127cm" svg:y="1.381cm">
          <draw:text-box>
            <text:p><text:span text:style-name="T1">PLINKR</text:span></text:p>
            <text:p><text:span text:style-name="T1">Work with PLINK and PLINK2 from R</text:span></text:p>
          </draw:text-box>
        </draw:frame>
        <draw:custom-shape draw:style-name="gr1" draw:text-style-name="P1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2.098cm" svg:height="4.191cm" svg:x="2.524cm" svg:y="12.557cm">
          <draw:text-box>
            <text:p><text:span text:style-name="T2">Installing PLINKs</text:span></text:p>
          </draw:text-box>
        </draw:frame>
        <draw:frame draw:style-name="gr3" draw:text-style-name="P3" draw:layer="layout" svg:width="22.098cm" svg:height="4.191cm" svg:x="25.384cm" svg:y="38.465cm">
          <draw:text-box>
            <text:p><text:span text:style-name="T2">Converting data</text:span></text:p>
          </draw:text-box>
        </draw:frame>
        <draw:frame draw:style-name="gr4" draw:text-style-name="P3" draw:layer="layout" svg:width="33.59cm" svg:height="22.947cm" svg:x="47.547cm" svg:y="12.427cm">
          <draw:text-box>
            <text:p><text:span text:style-name="T2">Why </text:span><text:span text:style-name="T2">use </text:span><text:span text:style-name="T2">plinkr</text:span><text:span text:style-name="T2">?</text:span></text:p>
            <text:p><text:span text:style-name="T2"/></text:p>
            <text:p><text:span text:style-name="T2"><text:s/></text:span><text:span text:style-name="T2">* </text:span><text:span text:style-name="T2">Repr</text:span><text:span text:style-name="T2">oduci</text:span><text:span text:style-name="T2">ble </text:span><text:span text:style-name="T2">resea</text:span><text:span text:style-name="T2">rch</text:span></text:p>
            <text:p><text:span text:style-name="T2"><text:s/></text:span><text:span text:style-name="T2">* </text:span><text:span text:style-name="T2">Easy </text:span><text:span text:style-name="T2">install</text:span></text:p>
            <text:p><text:span text:style-name="T2"><text:s/></text:span><text:span text:style-name="T2">* </text:span><text:span text:style-name="T2">Conv</text:span><text:span text:style-name="T2">ert </text:span><text:span text:style-name="T2">data</text:span></text:p>
            <text:p><text:span text:style-name="T2"><text:s/></text:span><text:span text:style-name="T2">* </text:span><text:span text:style-name="T2">Unifor</text:span><text:span text:style-name="T2">m </text:span><text:span text:style-name="T2">interf</text:span><text:span text:style-name="T2">ace</text:span></text:p>
            <text:p><text:span text:style-name="T2"><text:s/></text:span><text:span text:style-name="T2">* </text:span><text:span text:style-name="T2">Safet</text:span><text:span text:style-name="T2">y</text:span></text:p>
            <text:p><text:span text:style-name="T2"><text:s/></text:span><text:span text:style-name="T2">* </text:span><text:span text:style-name="T2">Comp</text:span><text:span text:style-name="T2">are </text:span><text:span text:style-name="T2">versio</text:span><text:span text:style-name="T2">ns</text:span></text:p>
          </draw:text-box>
        </draw:frame>
        <draw:frame draw:style-name="gr3" draw:text-style-name="P3" draw:layer="layout" svg:width="22.098cm" svg:height="4.191cm" svg:x="2.143cm" svg:y="69.317cm">
          <draw:text-box>
            <text:p><text:span text:style-name="T2">Uniform interface</text:span></text:p>
          </draw:text-box>
        </draw:frame>
        <draw:custom-shape draw:style-name="gr1" draw:text-style-name="P1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1.082cm" svg:height="3.175cm" svg:x="1.254cm" svg:y="114.743cm">
          <draw:text-box>
            <text:p><text:span text:style-name="T2">Contact info</text:span></text:p>
          </draw:text-box>
        </draw:frame>
        <draw:custom-shape draw:style-name="gr1" draw:text-style-name="P1" draw:layer="layout" svg:width="82.1cm" svg:height="0.001cm" svg:x="1cm" svg:y="92.22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2.098cm" svg:height="4.191cm" svg:x="2.143cm" svg:y="93.964cm">
          <draw:text-box>
            <text:p><text:span text:style-name="T2">Simulate data</text:span></text:p>
          </draw:text-box>
        </draw:frame>
        <draw:frame draw:style-name="gr3" draw:text-style-name="P3" draw:layer="layout" svg:width="22.098cm" svg:height="4.191cm" svg:x="44.307cm" svg:y="69.072cm">
          <draw:text-box>
            <text:p><text:span text:style-name="T2">Safety</text:span></text:p>
          </draw:text-box>
        </draw:frame>
        <draw:frame draw:style-name="gr3" draw:text-style-name="P3" draw:layer="layout" svg:width="22.098cm" svg:height="4.191cm" svg:x="43.672cm" svg:y="93.583cm">
          <draw:text-box>
            <text:p><text:span text:style-name="T2">Compare versions</text:span></text:p>
          </draw:text-box>
        </draw:frame>
        <draw:frame draw:style-name="gr6" draw:text-style-name="P5" draw:layer="layout" svg:width="6.096cm" svg:height="3.095cm" svg:x="45.411cm" svg:y="43.926cm">
          <draw:text-box>
            <text:p text:style-name="P4"><text:span text:style-name="T3">PLINK </text:span></text:p>
            <text:p text:style-name="P4"><text:span text:style-name="T3">text data</text:span></text:p>
          </draw:text-box>
        </draw:frame>
        <draw:frame draw:style-name="gr7" draw:text-style-name="P7" draw:layer="layout" svg:width="7.493cm" svg:height="3.095cm" svg:x="57.134cm" svg:y="51.626cm">
          <draw:text-box>
            <text:p text:style-name="P6"><text:span text:style-name="T3">PLINK </text:span></text:p>
            <text:p text:style-name="P6"><text:span text:style-name="T3">binary data</text:span></text:p>
          </draw:text-box>
        </draw:frame>
        <draw:frame draw:style-name="gr8" draw:text-style-name="P9" draw:layer="layout" svg:width="7.366cm" svg:height="3.302cm" svg:x="45.704cm" svg:y="59.039cm">
          <draw:text-box>
            <text:p text:style-name="P8"><text:span text:style-name="T3">PLINK2</text:span></text:p>
            <text:p text:style-name="P8"><text:span text:style-name="T3">binary data</text:span></text:p>
          </draw:text-box>
        </draw:frame>
        <draw:custom-shape draw:style-name="gr9" draw:text-style-name="P10" xml:id="id2" draw:id="id2" draw:layer="layout" svg:width="10.287cm" svg:height="7.62cm" draw:transform="rotate (-1.56800379999171) translate (56.448cm 47.8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5.715cm" svg:height="3.302cm" svg:x="28.376cm" svg:y="43.926cm">
          <draw:text-box>
            <text:p text:style-name="P4"><text:span text:style-name="T3">PLINK </text:span></text:p>
            <text:p text:style-name="P4"><text:span text:style-name="T3">text files</text:span></text:p>
          </draw:text-box>
        </draw:frame>
        <draw:frame draw:style-name="gr10" draw:text-style-name="P7" draw:layer="layout" svg:width="7.62cm" svg:height="3.095cm" svg:x="15.605cm" svg:y="51.546cm">
          <draw:text-box>
            <text:p text:style-name="P6"><text:span text:style-name="T3">PLINK </text:span></text:p>
            <text:p text:style-name="P6"><text:span text:style-name="T3">binary files</text:span></text:p>
          </draw:text-box>
        </draw:frame>
        <draw:frame draw:style-name="gr8" draw:text-style-name="P9" draw:layer="layout" svg:width="7.366cm" svg:height="3.302cm" svg:x="27.162cm" svg:y="58.912cm">
          <draw:text-box>
            <text:p text:style-name="P8"><text:span text:style-name="T3">PLINK2</text:span></text:p>
            <text:p text:style-name="P8"><text:span text:style-name="T3">binary files</text:span></text:p>
          </draw:text-box>
        </draw:frame>
        <draw:custom-shape draw:style-name="gr9" draw:text-style-name="P10" xml:id="id1" draw:id="id1" draw:layer="layout" svg:width="10.287cm" svg:height="7.62cm" draw:transform="rotate (1.58912228394084) translate (23.918cm 58.2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11" draw:layer="layout" draw:type="line" svg:x1="23.82cm" svg:y1="53.086cm" svg:x2="56.458cm" svg:y2="53.002cm" draw:start-shape="id1" draw:start-glue-point="4" draw:end-shape="id2" draw:end-glue-point="4" svg:d="M23820 53086l32638-84" svg:viewBox="0 0 32639 85">
          <text:p/>
        </draw:connector>
        <draw:connector draw:style-name="gr12" draw:text-style-name="P11" draw:layer="layout" draw:type="line" svg:x1="31.534cm" svg:y1="58.089cm" svg:x2="48.851cm" svg:y2="58.168cm" draw:start-shape="id1" draw:start-glue-point="6" draw:end-shape="id2" draw:end-glue-point="8" svg:d="M31534 58089l17317 79" svg:viewBox="0 0 17318 80">
          <text:p/>
        </draw:connector>
        <draw:connector draw:style-name="gr13" draw:text-style-name="P11" draw:layer="layout" draw:type="line" svg:x1="31.345cm" svg:y1="47.806cm" svg:x2="48.828cm" svg:y2="47.88cm" draw:start-shape="id1" draw:start-glue-point="8" draw:end-shape="id2" draw:end-glue-point="6" svg:d="M31345 47806l17483 74" svg:viewBox="0 0 17484 75">
          <text:p/>
        </draw:connector>
        <draw:frame draw:style-name="gr8" draw:text-style-name="P5" draw:layer="layout" svg:width="5.715cm" svg:height="3.302cm" svg:x="17.637cm" svg:y="42.783cm">
          <draw:text-box>
            <text:p text:style-name="P4"><text:span text:style-name="T3">.ped</text:span></text:p>
            <text:p text:style-name="P4"><text:span text:style-name="T3">.map</text:span></text:p>
          </draw:text-box>
        </draw:frame>
        <draw:frame draw:style-name="gr10" draw:text-style-name="P7" draw:layer="layout" svg:width="7.62cm" svg:height="4.517cm" svg:x="6.08cm" svg:y="51.673cm">
          <draw:text-box>
            <text:p text:style-name="P6"><text:span text:style-name="T3">.bed</text:span></text:p>
            <text:p text:style-name="P6"><text:span text:style-name="T3">.bim</text:span></text:p>
            <text:p text:style-name="P6"><text:span text:style-name="T3">.fam</text:span></text:p>
          </draw:text-box>
        </draw:frame>
        <draw:frame draw:style-name="gr8" draw:text-style-name="P9" draw:layer="layout" svg:width="7.366cm" svg:height="4.517cm" svg:x="22.717cm" svg:y="62.595cm">
          <draw:text-box>
            <text:p text:style-name="P8"><text:span text:style-name="T3">.pgen</text:span></text:p>
            <text:p text:style-name="P8"><text:span text:style-name="T3">.psam</text:span></text:p>
            <text:p text:style-name="P8"><text:span text:style-name="T3">.pva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06T15:45:10.164559295</dc:date>
    <meta:editing-duration>PT23M11S</meta:editing-duration>
    <meta:editing-cycles>11</meta:editing-cycles>
    <meta:generator>LibreOffice/6.4.7.2$Linux_X86_64 LibreOffice_project/40$Build-2</meta:generator>
    <meta:document-statistic meta:object-count="28"/>
  </office:meta>
</office:document-meta>
</file>